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6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7035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70358" officeooo:paragraph-rsid="00170358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10" style:family="paragraph" style:parent-style-name="CabecalhoTabela">
      <style:paragraph-properties style:snap-to-layout-grid="false"/>
    </style:style>
    <style:style style:name="P11" style:family="paragraph" style:parent-style-name="CabecalhoTabela">
      <style:paragraph-properties style:snap-to-layout-grid="false"/>
      <style:text-properties officeooo:paragraph-rsid="0002101b"/>
    </style:style>
    <style:style style:name="P12" style:family="paragraph" style:parent-style-name="Texto_20_tabela">
      <style:paragraph-properties fo:text-align="center" style:justify-single-word="false" style:snap-to-layout-grid="false"/>
    </style:style>
    <style:style style:name="P13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52fa"/>
    </style:style>
    <style:style style:name="P14" style:family="paragraph" style:parent-style-name="Texto_20_tabela">
      <style:paragraph-properties fo:text-align="center" style:justify-single-word="false" style:snap-to-layout-grid="false"/>
      <style:text-properties officeooo:rsid="00140016" officeooo:paragraph-rsid="00140016"/>
    </style:style>
    <style:style style:name="P15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16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0be11a" style:font-weight-asian="normal" style:font-weight-complex="normal"/>
    </style:style>
    <style:style style:name="P1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1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8d766" officeooo:paragraph-rsid="0018d766"/>
    </style:style>
    <style:style style:name="P20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2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40016" officeooo:paragraph-rsid="00140016"/>
    </style:style>
    <style:style style:name="P2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8d766" officeooo:paragraph-rsid="0018d766"/>
    </style:style>
    <style:style style:name="P2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170358" officeooo:paragraph-rsid="00170358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2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7aab8" officeooo:paragraph-rsid="00170358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2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2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28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29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168ae3"/>
    </style:style>
    <style:style style:name="P30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8d766" officeooo:paragraph-rsid="0018d766"/>
    </style:style>
    <style:style style:name="P31" style:family="paragraph" style:parent-style-name="LO-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b19c6" officeooo:paragraph-rsid="0002101b"/>
    </style:style>
    <style:style style:name="P32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33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34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35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36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0d352d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0pt" fo:language="pt" fo:country="BR" officeooo:rsid="00140016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1pt" officeooo:rsid="00170358" style:font-name-asian="Times New Roman" style:font-size-asian="11pt" style:font-size-complex="11pt"/>
    </style:style>
    <style:style style:name="T14" style:family="text">
      <style:text-properties fo:font-size="10pt" style:font-name-asian="Times New Roman" style:font-size-asian="10pt"/>
    </style:style>
    <style:style style:name="T15" style:family="text">
      <style:text-properties fo:font-size="10pt" officeooo:rsid="004b5cce" style:font-name-asian="Times New Roman" style:font-size-asian="10pt"/>
    </style:style>
    <style:style style:name="T16" style:family="text">
      <style:text-properties fo:font-size="10pt" officeooo:rsid="00170358" style:font-name-asian="Times New Roman" style:font-size-asian="10pt"/>
    </style:style>
    <style:style style:name="T17" style:family="text">
      <style:text-properties fo:font-size="10pt" officeooo:rsid="00170358" style:font-size-asian="10pt" style:font-size-complex="10pt"/>
    </style:style>
    <style:style style:name="T18" style:family="text">
      <style:text-properties officeooo:rsid="000d352d"/>
    </style:style>
    <style:style style:name="T19" style:family="text">
      <style:text-properties style:font-name-asian="Arial"/>
    </style:style>
    <style:style style:name="T20" style:family="text">
      <style:text-properties officeooo:rsid="000e6f81"/>
    </style:style>
    <style:style style:name="T21" style:family="text">
      <style:text-properties officeooo:rsid="001352fa"/>
    </style:style>
    <style:style style:name="T22" style:family="text">
      <style:text-properties officeooo:rsid="00168ae3"/>
    </style:style>
    <style:style style:name="T23" style:family="text">
      <style:text-properties officeooo:rsid="00170358"/>
    </style:style>
    <style:style style:name="T24" style:family="text">
      <style:text-properties officeooo:rsid="001a35df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6">GRH</text:span> – Gestão de <text:span text:style-name="T6">Recursos Humanos</text:span></text:p>
      <text:p text:style-name="P5"/>
      <text:p text:style-name="P3">Documento de Especificação de Caso de Uso</text:p>
      <text:p text:style-name="P3"/>
      <text:p text:style-name="P4">UC<text:span text:style-name="T21">11</text:span> – <text:span text:style-name="T21">Visualizar Avaliação de Rendimento</text:span></text:p>
      <text:p text:style-name="P6"/>
      <text:p text:style-name="P6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  <table:table-cell table:style-name="Tabela1.A1" office:value-type="string">
            <text:p text:style-name="P11">Responsável</text:p>
          </table:table-cell>
          <table:table-cell table:style-name="Tabela1.D1" office:value-type="string">
            <text:p text:style-name="P10">Alteração</text:p>
          </table:table-cell>
        </table:table-row>
        <table:table-row table:style-name="Tabela1.1">
          <table:table-cell table:style-name="Tabela1.A1" office:value-type="string">
            <text:p text:style-name="P12"><text:span text:style-name="T21">20/05</text:span>/201<text:span text:style-name="T18">5</text:span></text:p>
          </table:table-cell>
          <table:table-cell table:style-name="Tabela1.A1" office:value-type="string">
            <text:p text:style-name="P12">1.0</text:p>
          </table:table-cell>
          <table:table-cell table:style-name="Tabela1.A1" office:value-type="string">
            <text:p text:style-name="P13">Beatriz Brito do Rêgo</text:p>
          </table:table-cell>
          <table:table-cell table:style-name="Tabela1.D1" office:value-type="string">
            <text:p text:style-name="P20">Criação<text:span text:style-name="Fonte_20_parág._20_padrão"><text:span text:style-name="T19"> </text:span></text:span>do<text:span text:style-name="Fonte_20_parág._20_padrão"><text:span text:style-name="T19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4">03/06/2015</text:p>
          </table:table-cell>
          <table:table-cell table:style-name="Tabela1.A3" office:value-type="string">
            <text:p text:style-name="P14">1.5</text:p>
          </table:table-cell>
          <table:table-cell table:style-name="Tabela1.A3" office:value-type="string">
            <text:p text:style-name="P14">Beatriz Brito do Rêgo</text:p>
          </table:table-cell>
          <table:table-cell table:style-name="Tabela1.D3" office:value-type="string">
            <text:p text:style-name="P21">Atualização do documento</text:p>
          </table:table-cell>
        </table:table-row>
        <table:table-row table:style-name="Tabela1.1">
          <table:table-cell table:style-name="Tabela1.A3" office:value-type="string">
            <text:p text:style-name="P19">28/09/2015</text:p>
          </table:table-cell>
          <table:table-cell table:style-name="Tabela1.A3" office:value-type="string">
            <text:p text:style-name="P19">2.0</text:p>
          </table:table-cell>
          <table:table-cell table:style-name="Tabela1.A3" office:value-type="string">
            <text:p text:style-name="P19">Rayson San<text:span text:style-name="T24">to</text:span>s de Lima</text:p>
          </table:table-cell>
          <table:table-cell table:style-name="Tabela1.D3" office:value-type="string">
            <text:p text:style-name="P22">Alterações do Passo a Passo</text:p>
          </table:table-cell>
        </table:table-row>
      </table:table>
      <text:section text:style-name="Sect1" text:name="Seção1">
        <text:list xml:id="list4093701214213075081" text:style-name="WW8Num2">
          <text:list-item>
            <text:h text:style-name="P33" text:outline-level="1"><text:bookmark-start text:name="_Ref439573339"/><text:bookmark-start text:name="_Ref418497390"/>CASOS DE USO: <text:span text:style-name="T21">VISUALIZAR AVALIAÇÃO DE RENDIMENTO</text:span></text:h>
            <text:list>
              <text:list-item>
                <text:h text:style-name="P35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15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10">estagiário visualiza sua avaliação de rendimento</text:span></text:span><text:span text:style-name="Fonte_20_parág._20_padrão"><text:span text:style-name="T9">.</text:span></text:span></text:p>
        <text:list xml:id="list131246271176666" text:continue-numbering="true" text:style-name="WW8Num2">
          <text:list-item>
            <text:list>
              <text:list-item>
                <text:h text:style-name="P36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<text:span text:style-name="T22">é o estagiário.</text:span></text:p>
        <text:list xml:id="list131246271167041" text:continue-numbering="true" text:style-name="WW8Num2">
          <text:list-item>
            <text:list>
              <text:list-item>
                <text:h text:style-name="P36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2">Estagiário seleciona a opção “Avaliação”</text:span></text:p>
        <text:p text:style-name="P29">2.<text:tab/><text:span text:style-name="T20">Sistema informa as avaliações do estagiário</text:span></text:p>
        <text:p text:style-name="P30">3.<text:tab/>Estagiário seleciona a opção visualizar avaliação de rendimento</text:p>
        <text:p text:style-name="P31"/>
        <text:p text:style-name="P27">1.<text:span text:style-name="T23">4</text:span><text:tab/><text:span text:style-name="T23">Fluxo Alternativo</text:span></text:p>
        <text:p text:style-name="P23"><text:span text:style-name="T17"/></text:p>
        <text:list xml:id="list7466423812827345116" text:style-name="L1">
          <text:list-header>
            <text:p text:style-name="P25"><text:span text:style-name="T15">1.</text:span><text:span text:style-name="T13">5</text:span><text:span text:style-name="T12"><text:tab/>Pré-Condições</text:span></text:p>
          </text:list-header>
        </text:list>
        <text:p text:style-name="P8">Avaliação de rendimento submetida no sistema - UC10</text:p>
        <text:p text:style-name="P7"/>
        <text:list xml:id="list131246271169801" text:continue-numbering="true" text:style-name="L1">
          <text:list-header>
            <text:p text:style-name="P26"><text:span text:style-name="T14">1.</text:span><text:span text:style-name="T16">6</text:span><text:span text:style-name="T14"> </text:span><text:span text:style-name="T11"><text:tab/>Pós-Condições</text:span></text:p>
          </text:list-header>
        </text:list>
        <text:p text:style-name="P9">Não se aplica</text:p>
        <text:list xml:id="list131246271171623" text:continue-list="list131246271167041" text:style-name="WW8Num2">
          <text:list-item>
            <text:h text:style-name="P34" text:outline-level="1"><text:soft-page-break/>Relacionamento<text:span text:style-name="Fonte_20_parág._20_padrão"><text:span text:style-name="T19"> </text:span></text:span>com<text:span text:style-name="Fonte_20_parág._20_padrão"><text:span text:style-name="T19"> </text:span></text:span>Outros<text:span text:style-name="Fonte_20_parág._20_padrão"><text:span text:style-name="T19"> </text:span></text:span>Casos<text:span text:style-name="Fonte_20_parág._20_padrão"><text:span text:style-name="T19"> </text:span></text:span>de<text:span text:style-name="Fonte_20_parág._20_padrão"><text:span text:style-name="T19"> </text:span></text:span>Uso</text:h>
          </text:list-item>
        </text:list>
        <text:p text:style-name="P16">Relacionamento com caso de uso UC<text:span text:style-name="T22">10</text:span></text:p>
        <text:list xml:id="list131246271160350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167_1511968741"/><text:bookmark-start text:name="__RefHeading__254_316480181"/><text:bookmark-start text:name="__RefHeading__121_349077762"/><text:bookmark-start text:name="__RefHeading__7665_1906137012"/><text:bookmark-start text:name="__RefHeading__278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167_1511968741"/><text:bookmark-end text:name="__RefHeading__254_316480181"/><text:bookmark-end text:name="__RefHeading__121_349077762"/><text:bookmark-end text:name="__RefHeading__7665_1906137012"/><text:bookmark-end text:name="__RefHeading__278_309531963"/></text:h>
                  </text:list-item>
                </text:list>
              </text:list-item>
            </text:list>
          </text:list-item>
        </text:list>
        <text:p text:style-name="P17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31246271154479" text:continue-numbering="true" text:style-name="WW8Num2">
          <text:list-item>
            <text:list>
              <text:list-item>
                <text:list>
                  <text:list-item>
                    <text:h text:style-name="P32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18">Não se aplica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9-28T13:12:46.126000000</dc:date>
    <meta:print-date>2007-05-07T23:41:00</meta:print-date>
    <meta:editing-cycles>20</meta:editing-cycles>
    <meta:editing-duration>PT58M21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0" meta:word-count="156" meta:character-count="971" meta:non-whitespace-character-count="858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